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oci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quark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from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lear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lo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garde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ndard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processed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travers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funne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notic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union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nva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tt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lie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p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terf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i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dicat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ar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tc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l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r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i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ithme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vervi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bor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t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ee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e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ib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di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e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gram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ati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yth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o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g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n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ea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gaz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ilis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conom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ea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in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n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th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y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k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sh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hanc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ss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ff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di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o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ndwi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icipa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ap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l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es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l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oy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all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a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ar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b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edb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posi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cend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all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ffe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ric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enthesi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g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rig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ssemb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ecte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quest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st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lin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li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rtice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tr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r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ili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meou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ed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it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gi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d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ic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ea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j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plia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bling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lk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alki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anc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m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nderst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c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s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lter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v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oof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c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k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per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d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e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btit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erti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as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iv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l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ami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cor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ellu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nda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od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ssi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au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op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i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tu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ss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u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lod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ip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ci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ak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r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ar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ordi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hee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llus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ais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por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l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rm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stru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ste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is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ffici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llb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l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pd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oo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tra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usin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ff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pos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timi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roker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nimat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m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alm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cr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if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o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r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dic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smo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sa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whol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t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c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gum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bo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unc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pposi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ynamic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yllab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uxu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a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t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id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cro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rfac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ord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mp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usto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l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ya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mme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r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r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m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ol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f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upernov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rr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spe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a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umm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cep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nooz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que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vailab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serna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zz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g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oa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ga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alle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b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ashbo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gr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rset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n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oc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utr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utum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tenn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a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avig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ten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verri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d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at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odg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ess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gorith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p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otste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ssw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e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ff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ase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g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p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r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ces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ffi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signa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ro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lap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bi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iometr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hromoso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inary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blend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fre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belt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trateg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elebrat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respons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mobi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decid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pera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38" meta:object-count="0"/>
    <meta:generator>LibreOfficeDev/6.0.5.2$Linux_X86_64 LibreOffice_project/</meta:generator>
  </office:meta>
</office:document-meta>
</file>